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officeooo:rsid="0016fc5a" officeooo:paragraph-rsid="0016fc5a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color="#c9211e" loext:opacity="100%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REIRAS E CRIATIVIDADE</text:p>
      <text:p text:style-name="Standard">TESTE REALIZADO</text:p>
      <text:p text:style-name="Standard"/>
      <text:p text:style-name="Standard"><text:s/></text:p>
      <text:p text:style-name="P2">Questão1 <text:s/></text:p>
      <text:p text:style-name="Standard"><text:s/></text:p>
      <text:p text:style-name="Standard"><text:s text:c="3"/>Quando queremos ideias diferentes, devemos ____________.</text:p>
      <text:p text:style-name="Standard"><text:s/></text:p>
      <text:p text:style-name="Standard">1 - permanecer no mesmo grupo</text:p>
      <text:p text:style-name="Standard">2 - perguntar a um especialista</text:p>
      <text:p text:style-name="P2">3 - procurá-las em outra especialização</text:p>
      <text:p text:style-name="Standard">4 - perguntar a nosso chefe</text:p>
      <text:p text:style-name="Standard">5 - procurar na nossa área de especialização</text:p>
      <text:p text:style-name="Standard"><text:s/></text:p>
      <text:p text:style-name="P2">Sua resposta: procurá-las em outra especializaçã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2 <text:s/></text:p>
      <text:p text:style-name="P3"><text:s/></text:p>
      <text:p text:style-name="Standard"><text:s text:c="3"/>Sobre o módulo Barreiras à Criatividade, marque a alternativa errada.</text:p>
      <text:p text:style-name="Standard"><text:s/></text:p>
      <text:p text:style-name="P3">1 - Existem ocasiões em que a ambigüidade torna-se uma poderosa ferramenta para estimular nossa imaginação.</text:p>
      <text:p text:style-name="Standard">2 - Procurar soluções apenas em uma especialização é a barreira “não é minha área”.</text:p>
      <text:p text:style-name="Standard">3 - Preferir decisões bem definidas é a barreira “evitar a ambigüidade”.</text:p>
      <text:p text:style-name="Standard">4 - A barreira “dialética” defende o emprego de resposta certa.</text:p>
      <text:p text:style-name="Standard">5 - O medo de escolher uma decisão é a barreira “não sou criativo”.</text:p>
      <text:p text:style-name="Standard"><text:s/></text:p>
      <text:p text:style-name="P3">Sua resposta: Existem ocasiões em que a ambigüidade torna-se uma poderosa ferramenta para estimular nossa imaginaçã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3 <text:s/></text:p>
      <text:p text:style-name="Standard"><text:s/></text:p>
      <text:p text:style-name="Standard"><text:s text:c="3"/>Os erros servem para indicar quando ____________.</text:p>
      <text:p text:style-name="Standard"><text:s/></text:p>
      <text:p text:style-name="Standard">1 - estamos certos</text:p>
      <text:p text:style-name="Standard">2 - devemos parar e escutar os outros</text:p>
      <text:p text:style-name="Standard">3 - devemos consultar a chefia</text:p>
      <text:p text:style-name="P2">4 - devemos mudar de direção</text:p>
      <text:p text:style-name="Standard">5 - estamos nos aproximando da solução</text:p>
      <text:p text:style-name="Standard"><text:s/></text:p>
      <text:p text:style-name="P2">Sua resposta: devemos mudar de direção</text:p>
      <text:p text:style-name="Standard">Valor: Resposta Correta</text:p>
      <text:p text:style-name="Standard"><text:soft-page-break/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4 <text:s/></text:p>
      <text:p text:style-name="Standard"><text:s/></text:p>
      <text:p text:style-name="Standard"><text:s text:c="3"/>____________ bloqueia a criatividade.</text:p>
      <text:p text:style-name="Standard"><text:s/></text:p>
      <text:p text:style-name="Standard">1 - A idade da pessoa</text:p>
      <text:p text:style-name="Standard">2 - O uso da lógica</text:p>
      <text:p text:style-name="P2">3 - O medo de errar</text:p>
      <text:p text:style-name="Standard">4 - O lado direito do cérebro</text:p>
      <text:p text:style-name="Standard">5 - A especialização</text:p>
      <text:p text:style-name="Standard"><text:s/></text:p>
      <text:p text:style-name="P2">Sua resposta: O medo de erra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Marque a alternativa correta.</text:p>
      <text:p text:style-name="Standard"><text:s/></text:p>
      <text:p text:style-name="Standard">1 - Barreiras à criatividade são intransponíveis, porque a criatividade é herdada.</text:p>
      <text:p text:style-name="Standard">2 - O QI é determinante na inovação.</text:p>
      <text:p text:style-name="Standard">3 - Barreiras à criatividade não podem ser retiradas.</text:p>
      <text:p text:style-name="Standard">4 - As pessoas são criativas, mas podem ocorrer bloqueios durante a sua vida.</text:p>
      <text:p text:style-name="P3">5 - A inovação numa dada área não está relacionada ao conhecimento adquirido nessa área.</text:p>
      <text:p text:style-name="Standard"><text:s/></text:p>
      <text:p text:style-name="P3">Sua resposta: A inovação numa dada área não está relacionada ao conhecimento adquirido nessa áre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6 <text:s/></text:p>
      <text:p text:style-name="Standard"><text:s/></text:p>
      <text:p text:style-name="Standard"><text:s text:c="3"/>Marque a alternativa correta, em relação às barreiras à criatividade.</text:p>
      <text:p text:style-name="Standard"><text:s/></text:p>
      <text:p text:style-name="Standard">1 - As escolas nos ensinam mais criatividade do que lógica.</text:p>
      <text:p text:style-name="P3">2 - Barreiras à criatividade são intransponíveis.</text:p>
      <text:p text:style-name="Standard">3 - Algumas regras se referem ao passado, por isso não podem prejudicar o presente.</text:p>
      <text:p text:style-name="Standard">4 - O medo de errar bloqueia a criatividade.</text:p>
      <text:p text:style-name="Standard">5 - Todas as fases do processo criativo são conscientes.</text:p>
      <text:p text:style-name="Standard"><text:s/></text:p>
      <text:p text:style-name="P3">Sua resposta: Barreiras à criatividade são intransponíveis.</text:p>
      <text:p text:style-name="Standard">Valor: Resposta Errada</text:p>
      <text:p text:style-name="Standard"><text:soft-page-break/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7 <text:s/></text:p>
      <text:p text:style-name="Standard"><text:s/></text:p>
      <text:p text:style-name="Standard"><text:s text:c="3"/>Existem dois tipos de pensamento : ____________.</text:p>
      <text:p text:style-name="Standard"><text:s/></text:p>
      <text:p text:style-name="Standard">1 - básico e lógico</text:p>
      <text:p text:style-name="Standard">2 - desejado e o indesejado</text:p>
      <text:p text:style-name="Standard">3 - básico e o desnecessário</text:p>
      <text:p text:style-name="Standard">4 - básico e o difuso</text:p>
      <text:p text:style-name="P2">5 - hard e o soft</text:p>
      <text:p text:style-name="P2"><text:s/></text:p>
      <text:p text:style-name="P2">Sua resposta: hard e o soft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8 <text:s/></text:p>
      <text:p text:style-name="P2"><text:s/></text:p>
      <text:p text:style-name="Standard"><text:s text:c="3"/>A melhor maneira de eliminar a barreira da resposta certa é procurar a ____________.</text:p>
      <text:p text:style-name="Standard"><text:s/></text:p>
      <text:p text:style-name="Standard">1 - alternativa do chefe</text:p>
      <text:p text:style-name="Standard">2 - solução na Internet</text:p>
      <text:p text:style-name="P2">3 - segunda resposta certa</text:p>
      <text:p text:style-name="Standard">4 - solução com os colegas</text:p>
      <text:p text:style-name="Standard">5 - bibliotecária</text:p>
      <text:p text:style-name="Standard"><text:s/></text:p>
      <text:p text:style-name="P2">Sua resposta: segunda resposta cert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9 <text:s/></text:p>
      <text:p text:style-name="Standard"><text:s/></text:p>
      <text:p text:style-name="Standard"><text:s text:c="3"/>Uma pessoa que tem certeza de que ____________ usa somente a lógica.</text:p>
      <text:p text:style-name="Standard"><text:s/></text:p>
      <text:p text:style-name="P3">1 - não é criativa</text:p>
      <text:p text:style-name="Standard">2 - sabe argumentar</text:p>
      <text:p text:style-name="Standard">3 - gosta das outras pessoas</text:p>
      <text:p text:style-name="Standard">4 - é uma especialista</text:p>
      <text:p text:style-name="Standard">5 - é criativa</text:p>
      <text:p text:style-name="Standard"><text:s/></text:p>
      <text:p text:style-name="P3">Sua resposta: é criativa</text:p>
      <text:p text:style-name="Standard">Valor: Resposta Errada - Consulte a página 20</text:p>
      <text:p text:style-name="Standard">Valor recebido: 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2">Questão10 <text:s/></text:p>
      <text:p text:style-name="Standard"><text:s/></text:p>
      <text:p text:style-name="Standard"><text:s text:c="3"/>Uma das maneiras de aumentar a criatividade é ____________.</text:p>
      <text:p text:style-name="Standard"><text:s/></text:p>
      <text:p text:style-name="P2">1 - brincar de quebrar regras</text:p>
      <text:p text:style-name="Standard">2 - fazer uma reunião por semana</text:p>
      <text:p text:style-name="Standard">3 - reunir os concorrentes</text:p>
      <text:p text:style-name="Standard">4 - copiar os concorrentes</text:p>
      <text:p text:style-name="Standard">5 - aprovar a última sugestão</text:p>
      <text:p text:style-name="Standard"><text:s/></text:p>
      <text:p text:style-name="P2">Sua resposta: brincar de quebrar regr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6</text:p>
      <text:p text:style-name="Standard">Total de itens errados: 4</text:p>
      <text:p text:style-name="Standard"><text:s/></text:p>
      <text:p text:style-name="Standard">Nota obtida no teste: 6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5:43:21.847726776</meta:creation-date>
    <dc:date>2023-05-07T16:15:17.569749129</dc:date>
    <meta:editing-duration>PT31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57" meta:word-count="633" meta:character-count="3764" meta:non-whitespace-character-count="3134"/>
  </office:meta>
</office:document-meta>
</file>